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cd58" officeooo:paragraph-rsid="0017cd58"/>
    </style:style>
    <style:style style:name="P2" style:family="paragraph" style:parent-style-name="Standard">
      <style:paragraph-properties fo:text-align="center" style:justify-single-word="false"/>
      <style:text-properties officeooo:rsid="0017cd58" officeooo:paragraph-rsid="0017cd58"/>
    </style:style>
    <style:style style:name="P3" style:family="paragraph" style:parent-style-name="Standard">
      <style:text-properties officeooo:rsid="0018e4b9" officeooo:paragraph-rsid="0018e4b9"/>
    </style:style>
    <style:style style:name="P4" style:family="paragraph" style:parent-style-name="Standard">
      <style:text-properties fo:font-size="8pt" officeooo:rsid="0018e4b9" officeooo:paragraph-rsid="0018e4b9" style:font-size-asian="8pt" style:font-size-complex="8pt"/>
    </style:style>
    <style:style style:name="P5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8pt" officeooo:paragraph-rsid="0018e4b9" style:font-size-asian="8pt" style:font-size-complex="8pt"/>
    </style:style>
    <style:style style:name="P7" style:family="paragraph" style:parent-style-name="Standard">
      <style:text-properties fo:font-style="italic" officeooo:rsid="0018e4b9" officeooo:paragraph-rsid="0018e4b9" style:font-style-asian="italic" style:font-style-complex="italic"/>
    </style:style>
    <style:style style:name="T1" style:family="text">
      <style:text-properties officeooo:rsid="0017cd58"/>
    </style:style>
    <style:style style:name="T2" style:family="text">
      <style:text-properties style:text-position="super 58%"/>
    </style:style>
    <style:style style:name="T3" style:family="text">
      <style:text-properties fo:color="#400bd9" style:font-name="Menlo-Regular" fo:font-size="14pt" style:font-size-asian="14pt"/>
    </style:style>
    <style:style style:name="T4" style:family="text">
      <style:text-properties fo:color="#400bd9" style:font-name="Menlo-Regular"/>
    </style:style>
    <style:style style:name="T5" style:family="text">
      <style:text-properties fo:color="#2eaebb" style:font-name="Menlo-Regular" fo:font-size="14pt" style:font-size-asian="14pt"/>
    </style:style>
    <style:style style:name="T6" style:family="text">
      <style:text-properties fo:color="#2eaebb" style:font-name="Menlo-Regular"/>
    </style:style>
    <style:style style:name="T7" style:family="text">
      <style:text-properties fo:color="#000000" style:font-name="Menlo-Regular" fo:font-size="14pt" style:font-size-asian="14pt"/>
    </style:style>
    <style:style style:name="T8" style:family="text">
      <style:text-properties fo:color="#000000" style:font-name="Menlo-Regular"/>
    </style:style>
    <style:style style:name="T9" style:family="text">
      <style:text-properties fo:color="#c1651c" style:font-name="Menlo-Regular" fo:font-size="14pt" style:font-size-asian="14pt"/>
    </style:style>
    <style:style style:name="T10" style:family="text">
      <style:text-properties fo:color="#c1651c" style:font-name="Menlo-Regular"/>
    </style:style>
    <style:style style:name="T11" style:family="text">
      <style:text-properties fo:color="#b42419" style:font-name="Menlo-Regular" fo:font-size="14pt" style:font-size-asian="14pt"/>
    </style:style>
    <style:style style:name="T12" style:family="text">
      <style:text-properties fo:color="#b42419" style:font-name="Menlo-Regular"/>
    </style:style>
    <style:style style:name="T13" style:family="text">
      <style:text-properties officeooo:rsid="001aa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i Toolkit <text:span text:style-name="T1">in Dyon</text:span> for<text:line-break/>Boolean Path Semantics</text:p>
      <text:p text:style-name="P2">by Sven Nilsen, 2018</text:p>
      <text:p text:style-name="P1"/>
      <text:p text:style-name="P7">Boolean Path Semantics is path semantics restricted to functions of type `bool<text:span text:style-name="T2">n</text:span> → bool`. In this paper I represent a mini toolkit in Dyon for <text:span text:style-name="T13">doing</text:span> Boolean Path Semantics. This toolkit fits on a single page.</text:p>
      <text:p text:style-name="P3"/>
      <text:p text:style-name="P4"><text:span text:style-name="T4"><text:s text:c="4"/>// Functions of type `bool -&gt; bool -&gt; bool`.</text:span></text:p>
      <text:p text:style-name="P5"><text:span text:style-name="T6"><text:s text:c="4"/>and</text:span><text:span text:style-name="T8">() = \(a) = \(b) =</text:span><text:span text:style-name="T6"> </text:span><text:span text:style-name="T8">(</text:span><text:span text:style-name="T10">grab</text:span><text:span text:style-name="T8"> a) </text:span><text:span text:style-name="T10">&amp;&amp;</text:span><text:span text:style-name="T8"> b</text:span></text:p>
      <text:p text:style-name="P5"><text:span text:style-name="T6"><text:s text:c="4"/>or</text:span><text:span text:style-name="T8">() = \(a) = \(b) =</text:span><text:span text:style-name="T6"> </text:span><text:span text:style-name="T8">(</text:span><text:span text:style-name="T10">grab</text:span><text:span text:style-name="T8"> a) </text:span><text:span text:style-name="T10">||</text:span><text:span text:style-name="T8"> b</text:span></text:p>
      <text:p text:style-name="P6"><text:span text:style-name="T6"><text:s text:c="4"/>eq</text:span><text:span text:style-name="T8">() = \(a) = \(b) =</text:span><text:span text:style-name="T6"> </text:span><text:span text:style-name="T8">(</text:span><text:span text:style-name="T10">grab</text:span><text:span text:style-name="T8"> a) == b</text:span></text:p>
      <text:p text:style-name="P6"><text:span text:style-name="T6"><text:s text:c="4"/>xor</text:span><text:span text:style-name="T8">() = \(a) = \(b) =</text:span><text:span text:style-name="T6"> </text:span><text:span text:style-name="T8">(</text:span><text:span text:style-name="T10">grab</text:span><text:span text:style-name="T8"> a)</text:span><text:span text:style-name="T10">^</text:span><text:span text:style-name="T8">b</text:span></text:p>
      <text:p text:style-name="P6"><text:span text:style-name="T6"><text:s text:c="4"/>imply</text:span><text:span text:style-name="T8">() = \(a) = \(b) =</text:span><text:span text:style-name="T6"> </text:span><text:span text:style-name="T8">(</text:span><text:span text:style-name="T10">grab</text:span><text:span text:style-name="T8"> !a) </text:span><text:span text:style-name="T10">||</text:span><text:span text:style-name="T8"> b</text:span></text:p>
      <text:p text:style-name="P6"><text:span text:style-name="T6"><text:s text:c="4"/>exc</text:span><text:span text:style-name="T8">() = \(a) = \(b) =</text:span><text:span text:style-name="T6"> </text:span><text:span text:style-name="T8">(</text:span><text:span text:style-name="T10">grab</text:span><text:span text:style-name="T8"> a) </text:span><text:span text:style-name="T10">&amp;&amp;</text:span><text:span text:style-name="T8"> !b</text:span></text:p>
      <text:p text:style-name="P6"><text:span text:style-name="T6"><text:s text:c="4"/>fst</text:span><text:span text:style-name="T8">() = \(a) = \(_) = </text:span><text:span text:style-name="T10">grab</text:span><text:span text:style-name="T8"> a</text:span></text:p>
      <text:p text:style-name="P6"><text:span text:style-name="T6"><text:s text:c="4"/>snd</text:span><text:span text:style-name="T8">() = \(_) = \(b) = </text:span><text:span text:style-name="T6">clone</text:span><text:span text:style-name="T8">(b)</text:span></text:p>
      <text:p text:style-name="P6"><text:span text:style-name="T6"><text:s text:c="4"/>true_2</text:span><text:span text:style-name="T8">() = \(_) = \(_) = </text:span><text:span text:style-name="T10">true</text:span></text:p>
      <text:p text:style-name="P6"><text:span text:style-name="T6"><text:s text:c="4"/>false_2</text:span><text:span text:style-name="T8">() = \(_) = \(_) = </text:span><text:span text:style-name="T10">false</text:span></text:p>
      <text:p text:style-name="P6"><text:span text:style-name="T6"><text:s text:c="4"/>nand</text:span><text:span text:style-name="T8">() = \(a) = \(b) = !((</text:span><text:span text:style-name="T10">grab</text:span><text:span text:style-name="T8"> a) </text:span><text:span text:style-name="T10">&amp;&amp;</text:span><text:span text:style-name="T8"> b)</text:span></text:p>
      <text:p text:style-name="P4"><text:span text:style-name="T6"><text:s text:c="4"/>nor</text:span><text:span text:style-name="T8">() = \(a) = \(b) = !((</text:span><text:span text:style-name="T10">grab</text:span><text:span text:style-name="T8"> a) </text:span><text:span text:style-name="T10">||</text:span><text:span text:style-name="T8"> b)</text:span></text:p>
      <text:p text:style-name="P4"><text:span text:style-name="T8"/></text:p>
      <text:p text:style-name="P4"><text:span text:style-name="T6"><text:s text:c="4"/></text:span><text:span text:style-name="T4">// Functions of type `bool -&gt; bool`.</text:span></text:p>
      <text:p text:style-name="P6"><text:span text:style-name="T6"><text:s text:c="4"/>false_1</text:span><text:span text:style-name="T8">() = \(_) = </text:span><text:span text:style-name="T10">false</text:span></text:p>
      <text:p text:style-name="P6"><text:span text:style-name="T6"><text:s text:c="4"/>not</text:span><text:span text:style-name="T8">() = \(a) = !a</text:span></text:p>
      <text:p text:style-name="P6"><text:span text:style-name="T6"><text:s text:c="4"/>id</text:span><text:span text:style-name="T8">() = \(a) = </text:span><text:span text:style-name="T6">clone</text:span><text:span text:style-name="T8">(a)</text:span></text:p>
      <text:p text:style-name="P4"><text:span text:style-name="T6"><text:s text:c="4"/>true_1</text:span><text:span text:style-name="T8">() = \(_) = </text:span><text:span text:style-name="T10">true</text:span></text:p>
      <text:p text:style-name="P4"><text:span text:style-name="T8"/></text:p>
      <text:p text:style-name="P4"><text:span text:style-name="T6"><text:s text:c="4"/></text:span><text:span text:style-name="T4">// Returns a random boolean.</text:span></text:p>
      <text:p text:style-name="P4"><text:span text:style-name="T6"><text:s text:c="4"/></text:span><text:span text:style-name="T10">fn</text:span><text:span text:style-name="T8"> </text:span><text:span text:style-name="T6">bool_0</text:span><text:span text:style-name="T8">() </text:span><text:span text:style-name="T10">-</text:span><text:span text:style-name="T8">&gt; </text:span><text:span text:style-name="T10">any</text:span><text:span text:style-name="T8"> {</text:span><text:span text:style-name="T10">return</text:span><text:span text:style-name="T8"> </text:span><text:span text:style-name="T6">random</text:span><text:span text:style-name="T8">() &lt; </text:span><text:span text:style-name="T12">0</text:span><text:span text:style-name="T8">.</text:span><text:span text:style-name="T12">5</text:span><text:span text:style-name="T8">}</text:span></text:p>
      <text:p text:style-name="P4"><text:span text:style-name="T8"/></text:p>
      <text:p text:style-name="P4"><text:span text:style-name="T6"><text:s text:c="4"/></text:span><text:span text:style-name="T4">// Generates a random boolean function of type `bool^n -&gt; bool`.</text:span></text:p>
      <text:p text:style-name="P6"><text:span text:style-name="T6"><text:s text:c="4"/>bool_n</text:span><text:span text:style-name="T8">(n) =</text:span></text:p>
      <text:p text:style-name="P6"><text:span text:style-name="T6"><text:s text:c="4"/></text:span><text:span text:style-name="T8"><text:s text:c="4"/></text:span><text:span text:style-name="T10">if</text:span><text:span text:style-name="T8"> n &lt;= </text:span><text:span text:style-name="T12">0</text:span><text:span text:style-name="T8"> {</text:span><text:span text:style-name="T6">bool_0</text:span><text:span text:style-name="T8">()}</text:span></text:p>
      <text:p text:style-name="P4"><text:span text:style-name="T6"><text:s text:c="4"/></text:span><text:span text:style-name="T8"><text:s text:c="4"/></text:span><text:span text:style-name="T10">else</text:span><text:span text:style-name="T8"> {\(</text:span><text:span text:style-name="T10">x:</text:span><text:span text:style-name="T8"> bool) = </text:span><text:span text:style-name="T10">if</text:span><text:span text:style-name="T8"> x {</text:span><text:span text:style-name="T10">grab</text:span><text:span text:style-name="T8"> </text:span><text:span text:style-name="T6">bool_n</text:span><text:span text:style-name="T8">(n</text:span><text:span text:style-name="T10">-</text:span><text:span text:style-name="T12">1</text:span><text:span text:style-name="T8">)} </text:span><text:span text:style-name="T10">else</text:span><text:span text:style-name="T8"> {</text:span><text:span text:style-name="T10">grab</text:span><text:span text:style-name="T8"> </text:span><text:span text:style-name="T6">bool_n</text:span><text:span text:style-name="T8">(n</text:span><text:span text:style-name="T10">-</text:span><text:span text:style-name="T12">1</text:span><text:span text:style-name="T8">)}}</text:span></text:p>
      <text:p text:style-name="P4"><text:span text:style-name="T8"/></text:p>
      <text:p text:style-name="P4"><text:span text:style-name="T6"><text:s text:c="4"/></text:span><text:span text:style-name="T4">// Existential path `∃f{g}`.</text:span></text:p>
      <text:p text:style-name="P6"><text:span text:style-name="T6"><text:s text:c="4"/>ex_bool_n</text:span><text:span text:style-name="T8">(f, g) =</text:span></text:p>
      <text:p text:style-name="P6"><text:span text:style-name="T6"><text:s text:c="4"/></text:span><text:span text:style-name="T8"><text:s text:c="4"/></text:span><text:span text:style-name="T10">if</text:span><text:span text:style-name="T8"> </text:span><text:span text:style-name="T6">typeof</text:span><text:span text:style-name="T8">(f) == </text:span><text:span text:style-name="T12">"boolean"</text:span><text:span text:style-name="T8"> {</text:span></text:p>
      <text:p text:style-name="P6"><text:span text:style-name="T6"><text:s text:c="4"/></text:span><text:span text:style-name="T8"><text:s text:c="8"/>\(</text:span><text:span text:style-name="T10">x:</text:span><text:span text:style-name="T8"> bool) =</text:span><text:span text:style-name="T6"> </text:span><text:span text:style-name="T8">(</text:span><text:span text:style-name="T10">grab</text:span><text:span text:style-name="T8"> g) </text:span><text:span text:style-name="T10">&amp;&amp;</text:span><text:span text:style-name="T6"> </text:span><text:span text:style-name="T8">(x == </text:span><text:span text:style-name="T10">grab</text:span><text:span text:style-name="T8"> f)</text:span></text:p>
      <text:p text:style-name="P6"><text:span text:style-name="T6"><text:s text:c="4"/></text:span><text:span text:style-name="T8"><text:s text:c="4"/>} </text:span><text:span text:style-name="T10">else</text:span><text:span text:style-name="T8"> {</text:span></text:p>
      <text:p text:style-name="P6"><text:span text:style-name="T6"><text:s text:c="4"/></text:span><text:span text:style-name="T8"><text:s text:c="8"/>\(</text:span><text:span text:style-name="T10">x:</text:span><text:span text:style-name="T8"> bool) = {</text:span></text:p>
      <text:p text:style-name="P6"><text:span text:style-name="T6"><text:s text:c="4"/></text:span><text:span text:style-name="T8"><text:s text:c="12"/>fa </text:span><text:span text:style-name="T10">:=</text:span><text:span text:style-name="T8"> </text:span><text:span text:style-name="T10">grab</text:span><text:span text:style-name="T8"> </text:span><text:span text:style-name="T6">ex_bool_n</text:span><text:span text:style-name="T8">(\</text:span><text:span text:style-name="T6">f</text:span><text:span text:style-name="T8">(</text:span><text:span text:style-name="T10">false</text:span><text:span text:style-name="T8">), \</text:span><text:span text:style-name="T6">g</text:span><text:span text:style-name="T8">(</text:span><text:span text:style-name="T10">false</text:span><text:span text:style-name="T8">))</text:span></text:p>
      <text:p text:style-name="P6"><text:span text:style-name="T6"><text:s text:c="4"/></text:span><text:span text:style-name="T8"><text:s text:c="12"/>tr </text:span><text:span text:style-name="T10">:=</text:span><text:span text:style-name="T8"> </text:span><text:span text:style-name="T10">grab</text:span><text:span text:style-name="T8"> </text:span><text:span text:style-name="T6">ex_bool_n</text:span><text:span text:style-name="T8">(\</text:span><text:span text:style-name="T6">f</text:span><text:span text:style-name="T8">(</text:span><text:span text:style-name="T10">true</text:span><text:span text:style-name="T8">), \</text:span><text:span text:style-name="T6">g</text:span><text:span text:style-name="T8">(</text:span><text:span text:style-name="T10">true</text:span><text:span text:style-name="T8">))</text:span></text:p>
      <text:p text:style-name="P6"><text:span text:style-name="T6"><text:s text:c="4"/></text:span><text:span text:style-name="T8"><text:s text:c="12"/>\</text:span><text:span text:style-name="T6">fa</text:span><text:span text:style-name="T8">(x) </text:span><text:span text:style-name="T10">||</text:span><text:span text:style-name="T8"> \</text:span><text:span text:style-name="T6">tr</text:span><text:span text:style-name="T8">(x)</text:span></text:p>
      <text:p text:style-name="P6"><text:span text:style-name="T6"><text:s text:c="4"/></text:span><text:span text:style-name="T8"><text:s text:c="8"/>}</text:span></text:p>
      <text:p text:style-name="P4"><text:span text:style-name="T6"><text:s text:c="4"/></text:span><text:span text:style-name="T8"><text:s text:c="4"/>}</text:span></text:p>
      <text:p text:style-name="P4"><text:span text:style-name="T8"/></text:p>
      <text:p text:style-name="P4"><text:span text:style-name="T6"><text:s text:c="4"/></text:span><text:span text:style-name="T4">// Compose `f ∘ g`.</text:span></text:p>
      <text:p text:style-name="P6"><text:span text:style-name="T6"><text:s text:c="4"/>comp</text:span><text:span text:style-name="T8">(f, g) = \(a) = \(b) = {</text:span></text:p>
      <text:p text:style-name="P6"><text:span text:style-name="T6"><text:s text:c="4"/></text:span><text:span text:style-name="T8"><text:s text:c="4"/>g </text:span><text:span text:style-name="T10">:=</text:span><text:span text:style-name="T8"> </text:span><text:span text:style-name="T10">grab</text:span><text:span text:style-name="T8"> '</text:span><text:span text:style-name="T12">2</text:span><text:span text:style-name="T8"> g</text:span></text:p>
      <text:p text:style-name="P6"><text:span text:style-name="T6"><text:s text:c="4"/></text:span><text:span text:style-name="T8"><text:s text:c="4"/>f </text:span><text:span text:style-name="T10">:=</text:span><text:span text:style-name="T8"> </text:span><text:span text:style-name="T10">grab</text:span><text:span text:style-name="T8"> '</text:span><text:span text:style-name="T12">2</text:span><text:span text:style-name="T8"> f</text:span></text:p>
      <text:p text:style-name="P6"><text:span text:style-name="T6"><text:s text:c="4"/></text:span><text:span text:style-name="T8"><text:s text:c="4"/>g2 </text:span><text:span text:style-name="T10">:=</text:span><text:span text:style-name="T8"> \</text:span><text:span text:style-name="T6">g</text:span><text:span text:style-name="T8">(</text:span><text:span text:style-name="T10">grab</text:span><text:span text:style-name="T8"> a)</text:span></text:p>
      <text:p text:style-name="P6"><text:span text:style-name="T6"><text:s text:c="4"/></text:span><text:span text:style-name="T8"><text:s text:c="4"/>\</text:span><text:span text:style-name="T6">f</text:span><text:span text:style-name="T8">(\</text:span><text:span text:style-name="T6">g2</text:span><text:span text:style-name="T8">(b))</text:span></text:p>
      <text:p text:style-name="P4"><text:span text:style-name="T6"><text:s text:c="4"/></text:span><text:span text:style-name="T8">}</text:span></text:p>
      <text:p text:style-name="P4"><text:span text:style-name="T8"/></text:p>
      <text:p text:style-name="P4"><text:span text:style-name="T6"><text:s text:c="4"/></text:span><text:span text:style-name="T4">// Combine sub-types `(f, g) : bool -&gt; bool -&gt; bool`.</text:span></text:p>
      <text:p text:style-name="P6"><text:span text:style-name="T6"><text:s text:c="4"/></text:span><text:span text:style-name="T4">// Where `f, g : bool -&gt; bool`</text:span></text:p>
      <text:p text:style-name="P6"><text:span text:style-name="T6"><text:s text:c="4"/>tup</text:span><text:span text:style-name="T8">(f, g) = \(a) = \(b) = {</text:span></text:p>
      <text:p text:style-name="P6"><text:span text:style-name="T6"><text:s text:c="4"/></text:span><text:span text:style-name="T8"><text:s text:c="4"/>f </text:span><text:span text:style-name="T10">:=</text:span><text:span text:style-name="T8"> </text:span><text:span text:style-name="T10">grab</text:span><text:span text:style-name="T8"> '</text:span><text:span text:style-name="T12">2</text:span><text:span text:style-name="T8"> f</text:span></text:p>
      <text:p text:style-name="P6"><text:span text:style-name="T6"><text:s text:c="4"/></text:span><text:span text:style-name="T8"><text:s text:c="4"/>g </text:span><text:span text:style-name="T10">:=</text:span><text:span text:style-name="T8"> </text:span><text:span text:style-name="T10">grab</text:span><text:span text:style-name="T8"> '</text:span><text:span text:style-name="T12">2</text:span><text:span text:style-name="T8"> g</text:span></text:p>
      <text:p text:style-name="P6"><text:span text:style-name="T6"><text:s text:c="4"/></text:span><text:span text:style-name="T8"><text:s text:c="4"/>\</text:span><text:span text:style-name="T6">f</text:span><text:span text:style-name="T8">(</text:span><text:span text:style-name="T10">grab</text:span><text:span text:style-name="T8"> a) </text:span><text:span text:style-name="T10">&amp;&amp;</text:span><text:span text:style-name="T8"> \</text:span><text:span text:style-name="T6">g</text:span><text:span text:style-name="T8">(b)</text:span></text:p>
      <text:p text:style-name="P4"><text:span text:style-name="T6"><text:s text:c="4"/></text:span><text:span text:style-name="T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4:10:24.321442000</meta:creation-date>
    <dc:date>2018-10-28T15:12:42.356790000</dc:date>
    <meta:editing-duration>PT1M45S</meta:editing-duration>
    <meta:editing-cycles>1</meta:editing-cycles>
    <meta:document-statistic meta:table-count="0" meta:image-count="0" meta:object-count="0" meta:page-count="1" meta:paragraph-count="52" meta:word-count="348" meta:character-count="1871" meta:non-whitespace-character-count="1271"/>
    <meta:generator>LibreOffice/5.1.2.2$MacOSX_X86_64 LibreOffice_project/d3bf12ecb743fc0d20e0be0c58ca359301eb705f</meta:generator>
  </office:meta>
</office:document-meta>
</file>